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CodecConfigurer.cloneDefaultCode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CodecConfigurer.defaultCode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CodecConfigurer.DefaultServerCodecConfigurer( BaseCodecConfigur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CodecConfigurer.DefaultServerCodec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CodecConfigur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